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=2, b=5 y c=8:</text:p>
      <text:p text:style-name="Standard"/>
      <text:p text:style-name="P2"><text:span text:style-name="T1">a)</text:span> 4/2*3/6+6/2/1/4*2= 2*3/6+6/2/1/4*2= 6/6+3/1/4*2= 1+3/1/4*2= 1+3/4*2= 1+0,75*2= 1+1.5= <text:span text:style-name="T1">2.5</text:span></text:p>
      <text:p text:style-name="Standard"><text:span text:style-name="T1">b)</text:span> (7*(10-5)%3)*4+9= (7*5%3)*4+9= (35%3)*4+9= 2*4+9= 8+9= <text:span text:style-name="T3">17</text:span><text:span text:style-name="T2"> MAL</text:span>= <text:span text:style-name="T1">65</text:span></text:p>
      <text:p text:style-name="Standard"><text:span text:style-name="T1">c)</text:span> 3*a-4*b/Math.pow(c,2)= 3*2-4*5/Math.pow(8,2)= 6-4*5/64= 6-20/64= 6-0.31=<text:span text:style-name="T1"> </text:span><text:span text:style-name="T3">5.69</text:span><text:span text:style-name="T2"> MAL</text:span>=<text:span text:style-name="T1"> -14</text:span></text:p>
      <text:p text:style-name="Standard"><text:span text:style-name="T1">d)</text:span> 7%5%3= 2%3= <text:span text:style-name="T1">2</text:span></text:p>
      <text:p text:style-name="Standard"><text:span text:style-name="T1">e)</text:span> b*a-Math.pow(b,2*4/c)= 5*2-Math.pow(5,2*4/8)= 10-Math.pow(5,8/8)= 10-Math.pow(5,1)= 10-5= <text:span text:style-name="T1">5</text:span></text:p>
      <text:p text:style-name="Standard"><text:span text:style-name="T1">f)</text:span> Math.sqrt(Math.pow(b,2)= Math.sqrt(Math.pow(5,2)= Math.sqrt 25=<text:span text:style-name="T1"> 5</text:span></text:p>
      <text:p text:style-name="Standard"><text:span text:style-name="T1">g)</text:span> (((b+c)/2*a+10)*3*b)-6= (((5+8)/2*2+10)*3*5)-6= ((13/2*2+10)*3*5)-6= ((6.5*2+10)*3*5)-6= ((13+10)*3*5)-6= (23*3*5)-6= (69*5)-6= 345-6= <text:span text:style-name="T1">339</text:span></text:p>
      <text:p text:style-name="Standard"><text:span text:style-name="T1">h)</text:span> Math.sqrt(b*b)= Math.sqrt(5*5)= Math.sqrt 25= <text:span text:style-name="T1">5</text:span></text:p>
      <text:p text:style-name="Standard"><text:span text:style-name="T1">i)</text:span> 7/2= <text:span text:style-name="T1">3.5</text:span></text:p>
      <text:p text:style-name="Standard"><text:span text:style-name="T1">j)</text:span> Math.round(81.4)+Math.round(81.6)= 81+82= <text:span text:style-name="T1">163</text:span></text:p>
      <text:p text:style-name="Standard"><text:span text:style-name="T1">k)</text:span> 7%2= <text:span text:style-name="T1">1</text:span></text:p>
      <text:p text:style-name="Standard"><text:span text:style-name="T1">l)</text:span> Math.round(Math.sqrt(c)&gt;Math.abs(-(a^2))= Math.round(Math.sqrt(8)&gt;Math.abs(-(2^2))= Math.round(2.82&gt;Math.abs(-4))= Math.round 2.82&gt;4= 3&gt;4= <text:span text:style-name="T1">false</text:span> </text:p>
      <text:p text:style-name="Standard"><text:span text:style-name="T1">m)</text:span> 0%5=<text:span text:style-name="T3"> 5</text:span> <text:span text:style-name="T2">MAL</text:span>= <text:span text:style-name="T1">0</text:span></text:p>
      <text:p text:style-name="Standard"><text:span text:style-name="T1">n)</text:span> 7*10-50%3*4+9= 70-2*4+9= 70-8+9= 62+9=<text:span text:style-name="T3"> 71</text:span><text:span text:style-name="T2"> MAL</text:span>= <text:span text:style-name="T1">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11:46:47.506000000</meta:creation-date>
    <dc:date>2022-12-04T11:55:39.425000000</dc:date>
    <meta:editing-duration>PT8M52S</meta:editing-duration>
    <meta:editing-cycles>1</meta:editing-cycles>
    <meta:document-statistic meta:table-count="0" meta:image-count="0" meta:object-count="0" meta:page-count="1" meta:paragraph-count="15" meta:word-count="95" meta:character-count="917" meta:non-whitespace-character-count="836"/>
    <meta:generator>LibreOffice/7.2.7.2$Windows_X86_64 LibreOffice_project/8d71d29d553c0f7dcbfa38fbfda25ee34cce99a2</meta:generator>
  </office:meta>
</office:document-meta>
</file>